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15d" officeooo:paragraph-rsid="001031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\chapter{Ergebnis}</text:p>
      <text:p text:style-name="P1"/>
      <text:p text:style-name="P1">Die in der Studie getesteten Personen waren Studenten der TU München und weisen folgende Merkmale auf:</text:p>
      <text:p text:style-name="P1"/>
      <text:p text:style-name="P1"><text:s text:c="4"/>\begin{itemize}</text:p>
      <text:p text:style-name="P1"><text:s text:c="8"/>\item 35,9 Prozent von ihnen waren weiblich </text:p>
      <text:p text:style-name="P1"><text:s text:c="8"/>\item die Probanden kamen mit 66,7 Prozent überwiegend aus Bayern</text:p>
      <text:p text:style-name="P1"><text:s text:c="8"/>\item die Studenten waren im Mittel im 3,85 Fachsemester</text:p>
      <text:p text:style-name="P1"><text:s text:c="4"/>\end{itemize}</text:p>
      <text:p text:style-name="P1"/>
      <text:p text:style-name="P1"><text:s/>Um die Forschungsfrage (1) zu untersuchen, wurden die Gruppen mit Hilfe einer Varianzanalyse auf folgende Werte untersucht:</text:p>
      <text:p text:style-name="P1"><text:s text:c="4"/>\begin{itemize}</text:p>
      <text:p text:style-name="P1"><text:s text:c="8"/>\item Fixationen auf dem Bild </text:p>
      <text:p text:style-name="P1"><text:s text:c="8"/>\item Fixationen auf dem Text</text:p>
      <text:p text:style-name="P1"><text:s text:c="8"/>\item Dauer des ersten Durchgangs</text:p>
      <text:p text:style-name="P1"><text:s text:c="8"/>\item Dauer des zweiten Durchgangs</text:p>
      <text:p text:style-name="P1"><text:s text:c="4"/>\end{itemize}</text:p>
      <text:p text:style-name="P1"/>
      <text:p text:style-name="P1">\begin{figure}[H]</text:p>
      <text:p text:style-name="P1">\noindent\hspace{0.5mm}\includegraphics[width=15cm]{./Ressourcen/Gruppenunterscheidung.png}</text:p>
      <text:p text:style-name="P1">\caption{Gruppenvarianz, Lorenz Müller}</text:p>
      <text:p text:style-name="P1">\end{figure}</text:p>
      <text:p text:style-name="P1"/>
      <text:p text:style-name="P1">Widmet man sich der zweiten Forschungsfrage, kommt man zu folgenden Ergebnissen:</text:p>
      <text:p text:style-name="P1">Alle Studenten erzielten im Schnitt 6,03 Punkte. </text:p>
      <text:p text:style-name="P1">Die jeweiligen Gruppen erzielten für die Bearbeitung aller Aufgaben im Durchschnitt folgende Punkte:</text:p>
      <text:p text:style-name="P1"/>
      <text:p text:style-name="P1">\begin{table}[H]</text:p>
      <text:p text:style-name="P1"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 } &amp; \textbf{Typ Unsicher (Gr1.)} &amp; \textbf{Typ Problemlöser (Gr2.)} &amp; \textbf{Typ Textuell (Gr3.)}\\</text:p>
      <text:p text:style-name="P1">\hline</text:p>
      <text:p text:style-name="P1">\hline</text:p>
      <text:p text:style-name="P1">Punkte <text:s text:c="7"/>&amp; 6,17 &amp; 5,5 &amp; 6,3\\</text:p>
      <text:p text:style-name="P1">\hline</text:p>
      <text:p text:style-name="P1">\end{tabularx}</text:p>
      <text:p text:style-name="P1">\caption{Mittelwert der Punkte der Probandengruppen}</text:p>
      <text:p text:style-name="P1">\end{table}</text:p>
      <text:p text:style-name="P1"/>
      <text:p text:style-name="P1"/>
      <text:p text:style-name="P1">Bei der Untesuchung nach signifikanten Unterschieden, wurde</text:p>
      <text:p text:style-name="P1">die Varianzanalyse über die Gesamtpunktzahl gestellt, welche folgende Ergebnisse hervorbringt:</text:p>
      <text:p text:style-name="P1"/>
      <text:p text:style-name="P1">\begin{figure}[H]</text:p>
      <text:p text:style-name="P1">\noindent\hspace{0.5mm}\includegraphics[width=15cm]{./Ressourcen/Punktevarianz.png}</text:p>
      <text:p text:style-name="P1"><text:soft-page-break/>\caption{Punktevarianz, Lorenz Müller}</text:p>
      <text:p text:style-name="P1">\end{figure}</text:p>
      <text:p text:style-name="P1"/>
      <text:p text:style-name="P1">Wendet man sich nun der dritten Forschungsfrage, dem Einfluss der gewählten Bilder, zu. In der Betrachtung der Antworten alle Probanden ergibt sich folgendes Bild:</text:p>
      <text:p text:style-name="P1"/>
      <text:p text:style-name="P1"/>
      <text:p text:style-name="P1">\begin{table}[H]</text:p>
      <text:p text:style-name="P1"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Aufgabe} &amp; \textbf{Radfahrerin 1 (ARad.)} &amp; \textbf{Radfahrerin 2 (ARad.)} &amp; \textbf{Rennfahrer (ARen.)} \\</text:p>
      <text:p text:style-name="P1">\hline</text:p>
      <text:p text:style-name="P1">\hline</text:p>
      <text:p text:style-name="P1">Prozent richtig beantwortet <text:s text:c="6"/>&amp; 97,5 &amp; 17,9 &amp; 76,9 \\</text:p>
      <text:p text:style-name="P1">\hline</text:p>
      <text:p text:style-name="P1">\end{tabularx}</text:p>
      <text:p text:style-name="P1">\caption{Mittelwert der Wertungspunkte pro Aufgabe 1}</text:p>
      <text:p text:style-name="P1">\end{table}</text:p>
      <text:p text:style-name="P1"/>
      <text:p text:style-name="P1">\begin{table}[H]</text:p>
      <text:p text:style-name="P1">\hspace{-5pt}</text:p>
      <text:p text:style-name="P1">\begin{tabularx}{\textwidth + 5pt}{| @{\hspace{3pt}} M | @{\hspace{3pt}} M <text:s/>| @{\hspace{3pt}} M | @{\hspace{3pt}} M |}</text:p>
      <text:p text:style-name="P1">\hline</text:p>
      <text:p text:style-name="P1">\textbf{Zufall} &amp; \textbf{Berg 1 (ABerg.)} &amp; \textbf{Berg 2 (ABerg.)} &amp; \textbf{Autofahren (AAut.)}\\</text:p>
      <text:p text:style-name="P1">\hline</text:p>
      <text:p text:style-name="P1">\hline</text:p>
      <text:p text:style-name="P1"><text:s text:c="4"/>51,3 &amp; 76,9 &amp; 74,3 &amp; <text:s/>94,9\\</text:p>
      <text:p text:style-name="P1">\hline</text:p>
      <text:p text:style-name="P1">\end{tabularx}</text:p>
      <text:p text:style-name="P1">\caption{Mittelwert der Wertungspunkte pro Aufgabe 2}</text:p>
      <text:p text:style-name="P1">\end{table}</text:p>
      <text:p text:style-name="P1"/>
      <text:p text:style-name="P1">Im Schnitt wurden somit die jeweiligen Bildtypen mit folgenden Prozentwerten richtig beantwortet. </text:p>
      <text:p text:style-name="P1"/>
      <text:p text:style-name="P1">\begin{table}[H]</text:p>
      <text:p text:style-name="P1"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Aufgabentyp} &amp; \textbf{dekorativ} &amp; \textbf{essenziell} \\</text:p>
      <text:p text:style-name="P1">\hline</text:p>
      <text:p text:style-name="P1">\hline</text:p>
      <text:p text:style-name="P1">Prozent richtig beantwortet <text:s text:c="6"/>&amp; 66,7 &amp; 74,3 \\</text:p>
      <text:p text:style-name="P1">\hline</text:p>
      <text:p text:style-name="P1">\end{tabularx}</text:p>
      <text:p text:style-name="P1">\caption{Mittelwert dekorativ bzw. essenziell}</text:p>
      <text:p text:style-name="P1">\end{table}</text:p>
      <text:p text:style-name="P1"><text:soft-page-break/></text:p>
      <text:p text:style-name="P1">Bei der Untersuchung nach signifikanten Unterschieden entsteht folgende Varianzanalyse:</text:p>
      <text:p text:style-name="P1"/>
      <text:p text:style-name="P1"/>
      <text:p text:style-name="P1">\begin{figure}[H]</text:p>
      <text:p text:style-name="P1">\noindent\hspace{0.5mm}\includegraphics[width=15cm]{./Ressourcen/Aufgabenuntescheidung.png}</text:p>
      <text:p text:style-name="P1">\caption{Punktevarianz, Lorenz Müller}</text:p>
      <text:p text:style-name="P1">\end{figure}</text:p>
      <text:p text:style-name="P1"/>
      <text:p text:style-name="P1"/>
      <text:p text:style-name="P1"/>
      <text:p text:style-name="P1"/>
      <text:p text:style-name="P1">Widmet man sich nun der vierten Forschungsfrage (Auswirkungen von bestimmten Aufgabentypen auf die Probandengruppen), lassen sich folgenden Feststellungen treffen.</text:p>
      <text:p text:style-name="P1">Bei der Auswertung der einzelnen Gruppen wurden die Ergebnisse fett markiert, welche sich um mehr als 20 Prozent vom Wert der Allgemeinheit unterschieden:</text:p>
      <text:p text:style-name="P1"/>
      <text:p text:style-name="P1">\section*{Problemlöser}</text:p>
      <text:p text:style-name="P1">\begin{table}[H]</text:p>
      <text:p text:style-name="P1"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Aufgabe} &amp; \textbf{Radfahrerin 1 (ARad.)} &amp; \textbf{Radfahrerin 2 (ARad.)} &amp; \textbf{Rennfahrer (ARen.)} \\</text:p>
      <text:p text:style-name="P1">\hline</text:p>
      <text:p text:style-name="P1">\hline</text:p>
      <text:p text:style-name="P1">Prozent richtig beantwortet <text:s text:c="6"/>&amp; 100 &amp; 10 &amp; 90 \\</text:p>
      <text:p text:style-name="P1">\hline</text:p>
      <text:p text:style-name="P1">\end{tabularx}</text:p>
      <text:p text:style-name="P1">\caption{Typ Problemlöser bei den unteschiedlichen Aufgabenstellungen 1}</text:p>
      <text:p text:style-name="P1">\end{table}</text:p>
      <text:p text:style-name="P1"/>
      <text:p text:style-name="P1"/>
      <text:p text:style-name="P1">\begin{table}[H]</text:p>
      <text:p text:style-name="P1">\hspace{-5pt}</text:p>
      <text:p text:style-name="P1">\begin{tabularx}{\textwidth + 5pt}{| @{\hspace{3pt}} M | @{\hspace{3pt}} M <text:s/>| @{\hspace{3pt}} M | @{\hspace{3pt}} M |}</text:p>
      <text:p text:style-name="P1">\hline</text:p>
      <text:p text:style-name="P1">\textbf{Zufall (AZuf.)} &amp; \textbf{Berg 1 (ABerg.)} &amp; \textbf{Berg 2 (ABerg.)} &amp; \textbf{Autofahren (AAut.)}\\</text:p>
      <text:p text:style-name="P1">\hline</text:p>
      <text:p text:style-name="P1">\hline</text:p>
      <text:p text:style-name="P1"><text:s text:c="4"/>40 &amp; 60 &amp; 70 &amp; <text:s/>\textbf{50}\\</text:p>
      <text:p text:style-name="P1">\hline</text:p>
      <text:p text:style-name="P1">\end{tabularx}</text:p>
      <text:p text:style-name="P1">\caption{Typ Problemlöser bei den unteschiedlichen Aufgabenstellungen 2}</text:p>
      <text:p text:style-name="P1">\end{table}</text:p>
      <text:p text:style-name="P1"/>
      <text:p text:style-name="P1">\section*{Unsichere}</text:p>
      <text:p text:style-name="P1">\begin{table}[H]</text:p>
      <text:p text:style-name="P1"><text:soft-page-break/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Aufgabe} &amp; \textbf{Radfahrerin 1 (ARad.)} &amp; \textbf{Radfahrerin 2 (ARad.)} &amp; \textbf{Rennfahrer (ARen.)} \\</text:p>
      <text:p text:style-name="P1">\hline</text:p>
      <text:p text:style-name="P1">\hline</text:p>
      <text:p text:style-name="P1">Prozent richtig beantwortet <text:s text:c="6"/>&amp; 83 &amp; 17 &amp; 67 \\</text:p>
      <text:p text:style-name="P1">\hline</text:p>
      <text:p text:style-name="P1">\end{tabularx}</text:p>
      <text:p text:style-name="P1">\caption{Typ Unsicher bei den unteschiedlichen Aufgabenstellungen 1}</text:p>
      <text:p text:style-name="P1">\end{table}</text:p>
      <text:p text:style-name="P1"/>
      <text:p text:style-name="P1">\begin{table}[H]</text:p>
      <text:p text:style-name="P1">\hspace{-5pt}</text:p>
      <text:p text:style-name="P1">\begin{tabularx}{\textwidth + 5pt}{| @{\hspace{3pt}} M | @{\hspace{3pt}} M <text:s/>| @{\hspace{3pt}} M | @{\hspace{3pt}} M |}</text:p>
      <text:p text:style-name="P1">\hline</text:p>
      <text:p text:style-name="P1">\textbf{Zufall (AZuf.)} &amp; \textbf{Berg 1 (ABerg.)} &amp; \textbf{Berg 2 (ABerg.)} &amp; \textbf{Autofahren (AAut.)}\\</text:p>
      <text:p text:style-name="P1">\hline</text:p>
      <text:p text:style-name="P1">\hline</text:p>
      <text:p text:style-name="P1"><text:s text:c="4"/>\textbf{83} &amp; 83 &amp; 67 &amp; <text:s/>100\\</text:p>
      <text:p text:style-name="P1">\hline</text:p>
      <text:p text:style-name="P1">\end{tabularx}</text:p>
      <text:p text:style-name="P1">\caption{Typ Unsicher bei den unteschiedlichen Aufgabenstellungen 2}</text:p>
      <text:p text:style-name="P1">\end{table}</text:p>
      <text:p text:style-name="P1"/>
      <text:p text:style-name="P1">\section*{Textuelle}</text:p>
      <text:p text:style-name="P1">\begin{table}[H]</text:p>
      <text:p text:style-name="P1">\hspace{-5pt}</text:p>
      <text:p text:style-name="P1">\begin{tabularx}{\textwidth + 5pt}{| @{\hspace{3pt}} M || @{\hspace{3pt}} M <text:s/>| @{\hspace{3pt}} M | @{\hspace{3pt}} M |}</text:p>
      <text:p text:style-name="P1">\hline</text:p>
      <text:p text:style-name="P1">\textbf{Aufgabe} &amp; \textbf{Radfahrerin 1 (ARad.)} &amp; \textbf{Radfahrerin 2 (ARad.)} &amp; \textbf{Rennfahrer (ARen.)} \\</text:p>
      <text:p text:style-name="P1">\hline</text:p>
      <text:p text:style-name="P1">\hline</text:p>
      <text:p text:style-name="P1">Prozent richtig beantwortet <text:s text:c="6"/>&amp; 100 &amp; 17 &amp; \textbf{100} \\</text:p>
      <text:p text:style-name="P1">\hline</text:p>
      <text:p text:style-name="P1">\end{tabularx}</text:p>
      <text:p text:style-name="P1">\caption{Typ Textuell bei den unteschiedlichen Aufgabenstellungen 1}</text:p>
      <text:p text:style-name="P1">\end{table}</text:p>
      <text:p text:style-name="P1"/>
      <text:p text:style-name="P1"/>
      <text:p text:style-name="P1">\begin{table}[H]</text:p>
      <text:p text:style-name="P1">\hspace{-5pt}</text:p>
      <text:p text:style-name="P1">\begin{tabularx}{\textwidth + 5pt}{| @{\hspace{3pt}} M | @{\hspace{3pt}} M <text:s/>| @{\hspace{3pt}} M | @{\hspace{3pt}} M |}</text:p>
      <text:p text:style-name="P1">\hline</text:p>
      <text:p text:style-name="P1"><text:soft-page-break/>\textbf{Zufall (AZuf.)} &amp; \textbf{Berg 1 (ABerg.)} &amp; \textbf{Berg 2 (ABerg.)} &amp; \textbf{Autofahren (AAut.)}\\</text:p>
      <text:p text:style-name="P1">\hline</text:p>
      <text:p text:style-name="P1">\hline</text:p>
      <text:p text:style-name="P1"><text:s text:c="4"/>67 &amp; 67 &amp; 67 &amp; <text:s/>83\\</text:p>
      <text:p text:style-name="P1">\hline</text:p>
      <text:p text:style-name="P1">\end{tabularx}</text:p>
      <text:p text:style-name="P1">\caption{Typ Textuell bei den unteschiedlichen Aufgabenstellungen 2}</text:p>
      <text:p text:style-name="P1">\end{table}</text:p>
      <text:p text:style-name="P1"/>
      <text:p text:style-name="P1">Mit Hilfe der Varianzanalyse wurde untersucht, ob sich auffälligen Ergebnisse signifikant von der Allgemeinheit unterscheiden: </text:p>
      <text:p text:style-name="P1"/>
      <text:p text:style-name="P1">\begin{itemize}</text:p>
      <text:p text:style-name="P1"><text:s text:c="4"/>\item Autofahrt wurde von dem (Gr1.) mit nur 50 Prozent richtig gelöst. (Allgemeinheit 94,9 Prozent) ($\alpha$ = 0,243 F = 1,407)</text:p>
      <text:p text:style-name="P1"><text:s text:c="4"/>\item Zufall wurde von dem (Gr2.) mit 83,3 Prozent richtig gelöst. (Allgemeinheit 0,513) ($\alpha$ = 0,152 F = 2,135)</text:p>
      <text:p text:style-name="P1"><text:s text:c="4"/>\item Rennfahrer wurde von (Gr3.) von allen Probanden richtig gelöst. (Allgemeinheit 0,769) ($\alpha$ = 0,092 F = 2,990)</text:p>
      <text:p text:style-name="P1">\end{itemize}</text:p>
      <text:p text:style-name="P1"/>
      <text:p text:style-name="P1">Betrachtet man noch abschliesend, wie sich die unterschiedlichen Lerntypen unter Einfluss Bildtypen verhalten haben, so ergibt sich folgendes Bild.</text:p>
      <text:p text:style-name="P1"/>
      <text:p text:style-name="P1">\begin{table}[H]</text:p>
      <text:p text:style-name="P1">\hspace{-5pt}</text:p>
      <text:p text:style-name="P1">\begin{tabularx}{\textwidth + 5pt}{| @{\hspace{3pt}} M | @{\hspace{3pt}} M <text:s/>| @{\hspace{3pt}} M | @{\hspace{3pt}} M |}</text:p>
      <text:p text:style-name="P1">\hline</text:p>
      <text:p text:style-name="P1">\textbf{Lerntyp} &amp; \textbf{Unsicher} &amp; \textbf{Problemlöser} &amp; \textbf{Textuell}\\</text:p>
      <text:p text:style-name="P1">\hline</text:p>
      <text:p text:style-name="P1">\hline</text:p>
      <text:p text:style-name="P1"><text:s text:c="4"/>dekorativ &amp; 62,5 &amp; 60 &amp; <text:s/>62,5\\</text:p>
      <text:p text:style-name="P1">\hline</text:p>
      <text:p text:style-name="P1"><text:s text:c="4"/>essenziell &amp; 83,3 &amp; 60,0 &amp; <text:s/>83,3\\</text:p>
      <text:p text:style-name="P1">\hline</text:p>
      <text:p text:style-name="P1">\end{tabularx}</text:p>
      <text:p text:style-name="P1">\caption{Typ Textuell bei den unteschiedlichen Aufgabenstellungen 2}</text:p>
      <text:p text:style-name="P1">\end{table}</text:p>
      <text:p text:style-name="P1"/>
      <text:p text:style-name="P1">Mit der Varianzanalyse: </text:p>
      <text:p text:style-name="P1"/>
      <text:p text:style-name="P1">\begin{figure}[Ht]</text:p>
      <text:p text:style-name="P1">\noindent\hspace{0.5mm}\includegraphics[width=15cm]{./Ressourcen/DekoEssGruppen.png}</text:p>
      <text:p text:style-name="P1">\caption{Punktevarianz, Lorenz Müller}</text:p>
      <text:p text:style-name="P1">\end{figure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0:16:27.067328730</meta:creation-date>
    <dc:date>2018-08-17T15:32:34.559117612</dc:date>
    <meta:editing-duration>PT10M1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185" meta:word-count="894" meta:character-count="7599" meta:non-whitespace-character-count="6721"/>
  </office:meta>
</office:document-meta>
</file>